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112.73mm"/>
    </style:style>
    <style:style style:name="co5" style:family="table-column">
      <style:table-column-properties fo:break-before="auto" style:column-width="108.53mm"/>
    </style:style>
    <style:style style:name="co6" style:family="table-column">
      <style:table-column-properties fo:break-before="auto" style:column-width="256.28mm"/>
    </style:style>
    <style:style style:name="co7" style:family="table-column">
      <style:table-column-properties fo:break-before="auto" style:column-width="178.1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omodoro_v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Footprint</text:p>
          </table:table-cell>
          <table:table-cell/>
          <table:table-cell office:value-type="string" calcext:value-type="string">
            <text:p><text:s/>Part no.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https://pl.mouser.com/ProductDetail/TDK/PS1240P02BT?qs=sGAEpiMZZMsK322k1rNFfYfXmCWsjkB8iQfg2vl062k%3d</text:p>
          </table:table-cell>
          <table:table-cell office:value-type="string" calcext:value-type="string">
            <text:p>BUZZERS_TDK:BUZZERS_TDK</text:p>
          </table:table-cell>
          <table:table-cell/>
          <table:table-cell office:value-type="string" calcext:value-type="string">
            <text:p>PS1240P02BT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 C4 C5 C6 C7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www.tme.eu/pl/details/osr50805c1e/diody-led-smd-kolorowe/optosupply/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GR</text:p>
          </table:table-cell>
          <table:table-cell office:value-type="string" calcext:value-type="string">
            <text:p>https://www.tme.eu/pl/details/fyls-5050nrgbc/diody-led-smd-kolorowe/foryard/</text:p>
          </table:table-cell>
          <table:table-cell office:value-type="string" calcext:value-type="string">
            <text:p>LEDs:LED_RGB_5050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 D4 D5 D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s://www.tme.eu/pl/details/osy50805c1e/diody-led-smd-kolorowe/optosupply/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 D7 D8 D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ttps://www.tme.eu/pl/details/ll-s170pgc-g5-1a/diody-led-smd-kolorowe/lucky-light/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string" calcext:value-type="string">
            <text:p>Connectors_JST:JST_PH_S2B-PH-K_02x2.00mm_Ang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Connectors_JST:JST_PH_B4B-PH-K_04x2.00mm_Stra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</text:p>
          </table:table-cell>
          <table:table-cell/>
          <table:table-cell office:value-type="string" calcext:value-type="string">
            <text:p>Connectors_JST:JST_PH_S2B-PH-K_02x2.00mm_Ang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https://www.tme.eu/pl/details/mx-105017-0001/zlacza-usb-i-ieee1394/molex/1050170001/</text:p>
          </table:table-cell>
          <table:table-cell office:value-type="string" calcext:value-type="string">
            <text:p>Connectors_USB:USB_Micro-B_Molex-105017-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Pin_Headers:Pin_Header_Straight_1x03_Pitch2.5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https://pl.mouser.com/ProductDetail/Coilcraft/LPS3015-222MRC?qs=QQJxVsr8EGa5yK41CDha%252bg==</text:p>
          </table:table-cell>
          <table:table-cell office:value-type="string" calcext:value-type="string">
            <text:p>LPS3015:LPS3015</text:p>
          </table:table-cell>
          <table:table-cell/>
          <table:table-cell office:value-type="string" calcext:value-type="string">
            <text:p>LPS3015-222MRC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https://pl.mouser.com/ProductDetail/Bourns/MG2029-101Y?qs=sGAEpiMZZMtdyQheitOmRSSs6E4HDNb%252b6w6B3zE4OCM%3d</text:p>
          </table:table-cell>
          <table:table-cell office:value-type="string" calcext:value-type="string">
            <text:p>Inductors_SMD:L_0805</text:p>
          </table:table-cell>
          <table:table-cell/>
          <table:table-cell office:value-type="string" calcext:value-type="string">
            <text:p>MG2029-101Y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https://pl.mouser.com/ProductDetail/Nexperia/BC807215?qs=sGAEpiMZZMvKM5ialpXrmhmqXJPocDa9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 R22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 R11 R12 R13 R14 R15 R16 R17 R18 R2 R20 R23 R3 R4 R6 R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https://www.tme.eu/pl/details/smd0805-2k49-1%25/rezystory-smd-0805/royal-ohm/0805s8f2491t5e/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https://www.tme.eu/pl/details/smd0805-390k-1%25/rezystory-smd-0805/royal-ohm/0805s8f3903t5e/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2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(DNP)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HOTO</text:p>
          </table:table-cell>
          <table:table-cell office:value-type="string" calcext:value-type="string">
            <text:p>https://www.tme.eu/pl/details/pgm5539/fotorezystory/toke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https://www.tme.eu/pl/details/5ms1s102am6qe/przelaczniki-suwakow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www.tme.eu/pl/details/tacts-24n-f/mikroprzelaczniki-tact/ninigi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https://www.tme.eu/pl/details/mcp73833-fci_mf/kontrolery-baterii-i-akumulatorow-uklady/microchip-technology/</text:p>
          </table:table-cell>
          <table:table-cell office:value-type="string" calcext:value-type="string">
            <text:p>Housings_DFN_QFN:DFN-10-1EP_3x3mm_Pitch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https://pl.mouser.com/ProductDetail/Texas-Instruments/TPS62260DDCT?qs=sGAEpiMZZMtitjHzVIkrqaPUiYCKnv4PSWEJxXjVdYE%3d</text:p>
          </table:table-cell>
          <table:table-cell office:value-type="string" calcext:value-type="string">
            <text:p>TO_SOT_Packages_SMD:SOT-2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8L151C2T6</text:p>
          </table:table-cell>
          <table:table-cell office:value-type="string" calcext:value-type="string">
            <text:p>https://pl.mouser.com/ProductDetail/STMicroelectronics/STM8L151C2T6?qs=%2fha2pyFadujNatApb6mgzz5oJ%2fAcQJ2NvK7l0Sy1H86fz2YF2WkIHQ%3d%3d</text:p>
          </table:table-cell>
          <table:table-cell office:value-type="string" calcext:value-type="string">
            <text:p>Housings_QFP:LQFP-48_7x7mm_Pitch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1122</text:p>
          </table:table-cell>
          <table:table-cell office:value-type="string" calcext:value-type="string">
            <text:p>https://pl.mouser.com/ProductDetail/STMicroelectronics/STM8L151C2T6?qs=%2fha2pyFadujNatApb6mgzz5oJ%2fAcQJ2NvK7l0Sy1H86fz2YF2WkIHQ%3d%3d</text:p>
          </table:table-cell>
          <table:table-cell office:value-type="string" calcext:value-type="string">
            <text:p>Housings_DFN_QFN:QFN-24_4x4mm_Pitch0.5mm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30T12:22:44.874000000</dc:date>
    <meta:editing-duration>PT25M19S</meta:editing-duration>
    <meta:editing-cycles>2</meta:editing-cycles>
    <meta:generator>LibreOffice/6.0.4.2$Windows_x86 LibreOffice_project/9b0d9b32d5dcda91d2f1a96dc04c645c450872bf</meta:generator>
    <meta:document-statistic meta:table-count="1" meta:cell-count="172" meta:object-count="0"/>
  </office:meta>
</office:document-meta>
</file>